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MFC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MFC</text:p>
          </table:table-cell>
        </table:table-row>
      </table:table>
      <text:p text:style-name="Standard"/>
      <text:p text:style-name="Standard"><text:span text:style-name="T2">Anmerkung:</text:span> MFC hat mit unserem Projekt <text:span text:style-name="T3">nichts</text:span> zu tun!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3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10-20T19:01:20</meta:creation-date>
    <dc:date>2006-03-03T22:11:33</dc:date>
    <dc:language>de-AT</dc:language>
    <meta:editing-cycles>46</meta:editing-cycles>
    <meta:editing-duration>PT8H6M59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62" meta:word-count="378" meta:character-count="2579"/>
  </office:meta>
</office:document-meta>
</file>